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0000001403AA15E6B65F9039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5pt solid #000000"/>
    </style:style>
    <style:style style:name="P1" style:family="paragraph" style:parent-style-name="Standard">
      <style:text-properties fo:color="#5983b0" loext:opacity="100%" style:font-name="Calibri" fo:font-weight="bold" officeooo:paragraph-rsid="00058537" style:font-weight-asian="bold" style:font-weight-complex="bold"/>
    </style:style>
    <style:style style:name="P2" style:family="paragraph" style:parent-style-name="Header">
      <style:text-properties style:font-name="Calibri" officeooo:paragraph-rsid="000495c7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text-properties style:font-name="Calibri" officeooo:paragraph-rsid="00058537"/>
    </style:style>
    <style:style style:name="P5" style:family="paragraph" style:parent-style-name="Standard">
      <style:text-properties style:font-name="Calibri" officeooo:paragraph-rsid="00094694"/>
    </style:style>
    <style:style style:name="P6" style:family="paragraph" style:parent-style-name="Standard">
      <style:text-properties style:font-name="Calibri" officeooo:paragraph-rsid="000cc8d7"/>
    </style:style>
    <style:style style:name="P7" style:family="paragraph" style:parent-style-name="Standard">
      <style:text-properties style:font-name="Calibri" officeooo:paragraph-rsid="0012eaa9"/>
    </style:style>
    <style:style style:name="P8" style:family="paragraph" style:parent-style-name="Standard">
      <loext:graphic-properties draw:fill="solid" draw:fill-color="#d62e4e" draw:fill-gradient-name="gradient" draw:fill-hatch-name="hatch"/>
      <style:paragraph-properties fo:text-align="center" style:justify-single-word="false" fo:background-color="#d62e4e"/>
      <style:text-properties fo:color="#ffffff" loext:opacity="100%" style:font-name="Calibri" fo:font-weight="bold" officeooo:paragraph-rsid="00058537" style:font-weight-asian="bold" style:font-weight-complex="bold"/>
    </style:style>
    <style:style style:name="P9" style:family="paragraph" style:parent-style-name="Standard">
      <loext:graphic-properties draw:fill="solid" draw:fill-color="#d62e4e" draw:fill-gradient-name="gradient" draw:fill-hatch-name="hatch"/>
      <style:paragraph-properties fo:text-align="center" style:justify-single-word="false" fo:background-color="#d62e4e"/>
      <style:text-properties fo:color="#ffffff" loext:opacity="100%" style:font-name="Calibri" fo:font-weight="bold" officeooo:rsid="00058537" officeooo:paragraph-rsid="00058537" style:font-weight-asian="bold" style:font-weight-complex="bold"/>
    </style:style>
    <style:style style:name="P10" style:family="paragraph" style:parent-style-name="Header">
      <style:text-properties fo:color="#5983b0" loext:opacity="100%" style:font-name="Calibri" fo:font-weight="bold" officeooo:rsid="000495c7" officeooo:paragraph-rsid="00361499" style:font-weight-asian="bold" style:font-weight-complex="bold"/>
    </style:style>
    <style:style style:name="P11" style:family="paragraph" style:parent-style-name="Standard">
      <style:text-properties style:font-name="Calibri" officeooo:paragraph-rsid="000cc8d7" fo:background-color="transparent"/>
    </style:style>
    <style:style style:name="P12" style:family="paragraph" style:parent-style-name="Standard">
      <style:text-properties style:font-name="Calibri" officeooo:paragraph-rsid="00058537" fo:background-color="transparent"/>
    </style:style>
    <style:style style:name="P13" style:family="paragraph" style:parent-style-name="Standard">
      <style:text-properties style:font-name="Calibri" officeooo:paragraph-rsid="000fc962" fo:background-color="transparent"/>
    </style:style>
    <style:style style:name="P14" style:family="paragraph" style:parent-style-name="Standard">
      <style:text-properties style:font-name="Calibri" officeooo:paragraph-rsid="00215d77" fo:background-color="transparent"/>
    </style:style>
    <style:style style:name="P15" style:family="paragraph" style:parent-style-name="Standard" style:list-style-name="L1">
      <style:text-properties style:font-name="Calibri"/>
    </style:style>
    <style:style style:name="P16" style:family="paragraph" style:parent-style-name="Standard" style:list-style-name="L1">
      <style:text-properties style:font-name="Calibri" officeooo:paragraph-rsid="00110c00"/>
    </style:style>
    <style:style style:name="P17" style:family="paragraph" style:parent-style-name="Standard" style:list-style-name="L9">
      <style:text-properties style:font-name="Calibri" fo:font-weight="bold" officeooo:rsid="00437733" officeooo:paragraph-rsid="00437733" style:font-weight-asian="bold" style:font-weight-complex="bold"/>
    </style:style>
    <style:style style:name="P18" style:family="paragraph" style:parent-style-name="Standard" style:list-style-name="L1">
      <style:text-properties style:font-name="Calibri" fo:font-weight="normal" officeooo:paragraph-rsid="0012eaa9" style:font-weight-asian="normal" style:font-weight-complex="normal"/>
    </style:style>
    <style:style style:name="P19" style:family="paragraph" style:parent-style-name="Standard">
      <style:text-properties style:font-name="Calibri" fo:font-weight="normal" officeooo:paragraph-rsid="000fc962" style:font-weight-asian="normal" style:font-weight-complex="normal"/>
    </style:style>
    <style:style style:name="P20" style:family="paragraph" style:parent-style-name="Standard">
      <style:text-properties style:font-name="Calibri" fo:font-weight="normal" officeooo:paragraph-rsid="00215d77" style:font-weight-asian="normal" style:font-weight-complex="normal"/>
    </style:style>
    <style:style style:name="P21" style:family="paragraph" style:parent-style-name="Standard" style:list-style-name="L1">
      <style:text-properties style:font-name="Calibri" officeooo:rsid="000fc962" officeooo:paragraph-rsid="000fc962"/>
    </style:style>
    <style:style style:name="P22" style:family="paragraph" style:parent-style-name="Standard" style:list-style-name="L1">
      <style:text-properties style:font-name="Calibri" officeooo:rsid="000f072c" officeooo:paragraph-rsid="000f072c"/>
    </style:style>
    <style:style style:name="P23" style:family="paragraph" style:parent-style-name="Standard" style:list-style-name="L3">
      <style:text-properties style:font-name="Calibri" officeooo:paragraph-rsid="0006cd61"/>
    </style:style>
    <style:style style:name="P24" style:family="paragraph" style:parent-style-name="Standard" style:list-style-name="L4">
      <style:text-properties style:font-name="Calibri" officeooo:paragraph-rsid="0006d281"/>
    </style:style>
    <style:style style:name="P25" style:family="paragraph" style:parent-style-name="Standard" style:list-style-name="L4">
      <style:text-properties style:font-name="Calibri" officeooo:paragraph-rsid="00058537"/>
    </style:style>
    <style:style style:name="P26" style:family="paragraph" style:parent-style-name="Standard" style:list-style-name="L4">
      <style:text-properties style:font-name="Calibri" officeooo:paragraph-rsid="0008c6b5"/>
    </style:style>
    <style:style style:name="P27" style:family="paragraph" style:parent-style-name="Standard" style:list-style-name="L5">
      <style:text-properties style:font-name="Calibri" officeooo:paragraph-rsid="00058537"/>
    </style:style>
    <style:style style:name="P28" style:family="paragraph" style:parent-style-name="Standard">
      <style:text-properties style:font-name="Calibri" officeooo:paragraph-rsid="0017d2fb"/>
    </style:style>
    <style:style style:name="P29" style:family="paragraph" style:parent-style-name="Standard">
      <style:text-properties style:font-name="Calibri" officeooo:paragraph-rsid="0019209f"/>
    </style:style>
    <style:style style:name="P30" style:family="paragraph" style:parent-style-name="Standard">
      <style:text-properties style:font-name="Calibri" officeooo:paragraph-rsid="001abff8"/>
    </style:style>
    <style:style style:name="P31" style:family="paragraph" style:parent-style-name="Standard">
      <style:text-properties style:font-name="Calibri"/>
    </style:style>
    <style:style style:name="P32" style:family="paragraph" style:parent-style-name="Standard">
      <style:text-properties style:font-name="Calibri" officeooo:paragraph-rsid="001bc4dd"/>
    </style:style>
    <style:style style:name="P33" style:family="paragraph" style:parent-style-name="Standard">
      <style:text-properties style:font-name="Calibri" officeooo:paragraph-rsid="00058537"/>
    </style:style>
    <style:style style:name="P34" style:family="paragraph" style:parent-style-name="Standard">
      <style:text-properties style:font-name="Calibri" officeooo:paragraph-rsid="0008c6b5"/>
    </style:style>
    <style:style style:name="P35" style:family="paragraph" style:parent-style-name="Standard">
      <style:text-properties style:font-name="Calibri" officeooo:paragraph-rsid="00215d77"/>
    </style:style>
    <style:style style:name="P36" style:family="paragraph" style:parent-style-name="Standard">
      <style:text-properties style:font-name="Calibri" officeooo:paragraph-rsid="0029cdbe"/>
    </style:style>
    <style:style style:name="P37" style:family="paragraph" style:parent-style-name="Standard" style:list-style-name="L1">
      <style:text-properties style:font-name="Calibri" officeooo:rsid="00389de1" officeooo:paragraph-rsid="00389de1"/>
    </style:style>
    <style:style style:name="P38" style:family="paragraph" style:parent-style-name="Standard" style:list-style-name="L9">
      <style:text-properties style:font-name="Calibri" officeooo:paragraph-rsid="0006cd61"/>
    </style:style>
    <style:style style:name="P39" style:family="paragraph" style:parent-style-name="Standard" style:list-style-name="L9">
      <style:text-properties style:font-name="Calibri" officeooo:paragraph-rsid="0044dbbe"/>
    </style:style>
    <style:style style:name="P40" style:family="paragraph" style:parent-style-name="Standard">
      <loext:graphic-properties draw:fill="solid" draw:fill-color="#d62e4e" draw:fill-gradient-name="gradient" draw:fill-hatch-name="hatch"/>
      <style:paragraph-properties fo:text-align="center" style:justify-single-word="false" fo:background-color="#d62e4e"/>
      <style:text-properties fo:color="#ffffff" loext:opacity="100%" style:font-name="Calibri" fo:font-weight="bold" officeooo:rsid="000cc8d7" officeooo:paragraph-rsid="000cc8d7" fo:background-color="transparent" style:font-weight-asian="bold" style:font-weight-complex="bold"/>
    </style:style>
    <style:style style:name="P41" style:family="paragraph" style:parent-style-name="Standard">
      <loext:graphic-properties draw:fill="solid" draw:fill-color="#d62e4e" draw:fill-gradient-name="gradient" draw:fill-hatch-name="hatch"/>
      <style:paragraph-properties fo:text-align="center" style:justify-single-word="false" fo:background-color="#d62e4e"/>
      <style:text-properties fo:color="#ffffff" loext:opacity="100%" style:font-name="Calibri" fo:font-weight="bold" officeooo:rsid="00058537" officeooo:paragraph-rsid="000fc962" style:font-weight-asian="bold" style:font-weight-complex="bold"/>
    </style:style>
    <style:style style:name="P42" style:family="paragraph" style:parent-style-name="Standard">
      <loext:graphic-properties draw:fill="solid" draw:fill-color="#d62e4e" draw:fill-gradient-name="gradient" draw:fill-hatch-name="hatch"/>
      <style:paragraph-properties fo:text-align="center" style:justify-single-word="false" fo:background-color="#d62e4e"/>
      <style:text-properties fo:color="#ffffff" loext:opacity="100%" style:font-name="Calibri" fo:font-weight="bold" officeooo:rsid="00215d77" officeooo:paragraph-rsid="00215d77" style:font-weight-asian="bold" style:font-weight-complex="bold"/>
    </style:style>
    <style:style style:name="P43" style:family="paragraph" style:parent-style-name="Standard" style:list-style-name="L2">
      <style:text-properties fo:color="#3465a4" loext:opacity="100%" style:font-name="Calibri" fo:font-weight="bold" officeooo:paragraph-rsid="00058537" style:font-weight-asian="bold" style:font-weight-complex="bold"/>
    </style:style>
    <style:style style:name="P44" style:family="paragraph" style:parent-style-name="Standard">
      <style:text-properties fo:color="#3465a4" loext:opacity="100%" style:font-name="Calibri" fo:font-weight="bold" officeooo:paragraph-rsid="001abff8" style:font-weight-asian="bold" style:font-weight-complex="bold"/>
    </style:style>
    <style:style style:name="P45" style:family="paragraph" style:parent-style-name="Standard">
      <style:text-properties fo:color="#3465a4" loext:opacity="100%" style:font-name="Calibri" fo:font-weight="bold" officeooo:paragraph-rsid="0017d2fb" style:font-weight-asian="bold" style:font-weight-complex="bold"/>
    </style:style>
    <style:style style:name="P46" style:family="paragraph" style:parent-style-name="Standard" style:list-style-name="L1">
      <style:text-properties fo:color="#3465a4" loext:opacity="100%" style:font-name="Calibri" fo:font-weight="bold" officeooo:paragraph-rsid="0012eaa9" style:font-weight-asian="bold" style:font-weight-complex="bold"/>
    </style:style>
    <style:style style:name="P47" style:family="paragraph" style:parent-style-name="Standard" style:list-style-name="L1">
      <style:text-properties fo:color="#3465a4" loext:opacity="100%" style:font-name="Calibri" fo:font-weight="bold" style:font-weight-asian="bold" style:font-weight-complex="bold"/>
    </style:style>
    <style:style style:name="P48" style:family="paragraph" style:parent-style-name="Standard">
      <style:text-properties fo:color="#3465a4" loext:opacity="100%" style:font-name="Calibri" fo:font-weight="bold" officeooo:paragraph-rsid="0029cdbe" style:font-weight-asian="bold" style:font-weight-complex="bold"/>
    </style:style>
    <style:style style:name="P49" style:family="paragraph" style:parent-style-name="Standard">
      <style:text-properties fo:color="#3465a4" loext:opacity="100%" style:font-name="Calibri" fo:font-weight="bold" officeooo:paragraph-rsid="0008c6b5" style:font-weight-asian="bold" style:font-weight-complex="bold"/>
    </style:style>
    <style:style style:name="P50" style:family="paragraph" style:parent-style-name="Standard">
      <style:text-properties fo:color="#3465a4" loext:opacity="100%" style:font-name="Calibri" officeooo:paragraph-rsid="0019209f"/>
    </style:style>
    <style:style style:name="P51" style:family="paragraph" style:parent-style-name="Standard">
      <style:text-properties fo:color="#3465a4" loext:opacity="100%" style:font-name="Calibri" officeooo:paragraph-rsid="001bc4dd"/>
    </style:style>
    <style:style style:name="P52" style:family="paragraph" style:parent-style-name="Standard" style:list-style-name="L4">
      <style:text-properties officeooo:paragraph-rsid="00094694"/>
    </style:style>
    <style:style style:name="P53" style:family="paragraph" style:parent-style-name="Standard" style:list-style-name="L5">
      <style:text-properties officeooo:paragraph-rsid="00058537"/>
    </style:style>
    <style:style style:name="P54" style:family="paragraph" style:parent-style-name="Standard">
      <style:text-properties officeooo:paragraph-rsid="00058537"/>
    </style:style>
    <style:style style:name="P55" style:family="paragraph" style:parent-style-name="Standard" style:list-style-name="L7">
      <style:text-properties officeooo:paragraph-rsid="00275f1d"/>
    </style:style>
    <style:style style:name="P56" style:family="paragraph" style:parent-style-name="Standard">
      <style:text-properties officeooo:paragraph-rsid="00275f1d"/>
    </style:style>
    <style:style style:name="P57" style:family="paragraph" style:parent-style-name="Standard">
      <style:text-properties officeooo:paragraph-rsid="002c9f8a"/>
    </style:style>
    <style:style style:name="P58" style:family="paragraph" style:parent-style-name="Standard" style:list-style-name="L9">
      <style:text-properties officeooo:paragraph-rsid="00437733"/>
    </style:style>
    <style:style style:name="P59" style:family="paragraph" style:parent-style-name="Table_20_Contents">
      <style:paragraph-properties fo:text-align="center" style:justify-single-word="false"/>
      <style:text-properties fo:color="#2a6099" loext:opacity="100%" style:font-name="Calibri" fo:font-size="24pt" fo:font-weight="bold" officeooo:rsid="000495c7" officeooo:paragraph-rsid="00221d39" style:font-size-asian="24pt" style:font-weight-asian="bold" style:font-size-complex="24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c9211e" loext:opacity="100%" style:font-name="Calibri" fo:font-size="18pt" fo:font-weight="bold" officeooo:rsid="000495c7" officeooo:paragraph-rsid="00221d39" style:font-size-asian="18pt" style:font-weight-asian="bold" style:font-size-complex="18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color="#c9211e" loext:opacity="100%" style:font-name="Calibri" fo:font-size="24pt" fo:font-weight="bold" officeooo:rsid="000495c7" officeooo:paragraph-rsid="00221d39" style:font-size-asian="21pt" style:font-weight-asian="bold" style:font-size-complex="24pt" style:font-weight-complex="bold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 style:font-weight-complex="bold"/>
    </style:style>
    <style:style style:name="T3" style:family="text">
      <style:text-properties style:font-name="Calibri" fo:font-weight="bold" officeooo:rsid="0008664d" style:font-weight-asian="bold" style:font-weight-complex="bold"/>
    </style:style>
    <style:style style:name="T4" style:family="text">
      <style:text-properties style:font-name="Calibri" fo:font-weight="bold" officeooo:rsid="000f072c" style:font-weight-asian="bold" style:font-weight-complex="bold"/>
    </style:style>
    <style:style style:name="T5" style:family="text">
      <style:text-properties style:font-name="Calibri" fo:font-weight="bold" officeooo:rsid="00437733" style:font-weight-asian="bold" style:font-weight-complex="bold"/>
    </style:style>
    <style:style style:name="T6" style:family="text">
      <style:text-properties style:font-name="Calibri" officeooo:rsid="000f072c"/>
    </style:style>
    <style:style style:name="T7" style:family="text">
      <style:text-properties style:font-name="Calibri" officeooo:rsid="00275f1d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06cd61" fo:background-color="transparent" loext:char-shading-value="0"/>
    </style:style>
    <style:style style:name="T10" style:family="text">
      <style:text-properties officeooo:rsid="000fc962" fo:background-color="transparent" loext:char-shading-value="0"/>
    </style:style>
    <style:style style:name="T11" style:family="text">
      <style:text-properties officeooo:rsid="0012eaa9" fo:background-color="transparent" loext:char-shading-value="0"/>
    </style:style>
    <style:style style:name="T12" style:family="text">
      <style:text-properties officeooo:rsid="002264e4" fo:background-color="transparent" loext:char-shading-value="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58537" style:font-weight-asian="bold" style:font-weight-complex="bold"/>
    </style:style>
    <style:style style:name="T15" style:family="text">
      <style:text-properties fo:font-weight="bold" officeooo:rsid="0008664d" style:font-weight-asian="bold" style:font-weight-complex="bold"/>
    </style:style>
    <style:style style:name="T16" style:family="text">
      <style:text-properties fo:font-weight="bold" officeooo:rsid="000fc962" style:font-weight-asian="bold" style:font-weight-complex="bold"/>
    </style:style>
    <style:style style:name="T17" style:family="text">
      <style:text-properties fo:font-weight="bold" officeooo:rsid="0017d2fb" style:font-weight-asian="bold" style:font-weight-complex="bold"/>
    </style:style>
    <style:style style:name="T18" style:family="text">
      <style:text-properties fo:color="#3465a4" loext:opacity="100%" fo:font-weight="bold" style:font-weight-asian="bold" style:font-weight-complex="bold"/>
    </style:style>
    <style:style style:name="T19" style:family="text">
      <style:text-properties fo:color="#3465a4" loext:opacity="100%" fo:font-weight="bold" officeooo:rsid="0006cd61" style:font-weight-asian="bold" style:font-weight-complex="bold"/>
    </style:style>
    <style:style style:name="T20" style:family="text">
      <style:text-properties fo:color="#3465a4" loext:opacity="100%" fo:font-weight="bold" officeooo:rsid="00058537" style:font-weight-asian="bold" style:font-weight-complex="bold"/>
    </style:style>
    <style:style style:name="T21" style:family="text">
      <style:text-properties fo:color="#3465a4" loext:opacity="100%" style:font-name="Calibri" fo:font-weight="bold" style:font-weight-asian="bold" style:font-weight-complex="bold"/>
    </style:style>
    <style:style style:name="T22" style:family="text">
      <style:text-properties fo:color="#3465a4" loext:opacity="100%" style:font-name="Calibri" fo:font-weight="bold" officeooo:rsid="0006cd61" style:font-weight-asian="bold" style:font-weight-complex="bold"/>
    </style:style>
    <style:style style:name="T23" style:family="text">
      <style:text-properties fo:color="#3465a4" loext:opacity="100%" style:font-name="Calibri" fo:font-weight="bold" officeooo:rsid="00275f1d" style:font-weight-asian="bold" style:font-weight-complex="bold"/>
    </style:style>
    <style:style style:name="T24" style:family="text">
      <style:text-properties officeooo:rsid="0008c6b5"/>
    </style:style>
    <style:style style:name="T25" style:family="text">
      <style:text-properties officeooo:rsid="000a5e07"/>
    </style:style>
    <style:style style:name="T26" style:family="text">
      <style:text-properties officeooo:rsid="000f072c"/>
    </style:style>
    <style:style style:name="T27" style:family="text">
      <style:text-properties officeooo:rsid="00110c00"/>
    </style:style>
    <style:style style:name="T28" style:family="text">
      <style:text-properties officeooo:rsid="0017d2fb"/>
    </style:style>
    <style:style style:name="T29" style:family="text">
      <style:text-properties officeooo:rsid="001bc4dd"/>
    </style:style>
    <style:style style:name="T30" style:family="text">
      <style:text-properties officeooo:rsid="00200e11"/>
    </style:style>
    <style:style style:name="T31" style:family="text">
      <style:text-properties fo:color="#2a6099" loext:opacity="100%" officeooo:rsid="00058537"/>
    </style:style>
    <style:style style:name="T32" style:family="text">
      <style:text-properties officeooo:rsid="0024951a"/>
    </style:style>
    <style:style style:name="T33" style:family="text">
      <style:text-properties officeooo:rsid="0025232a"/>
    </style:style>
    <style:style style:name="T34" style:family="text">
      <style:text-properties style:font-name="Liberation Serif" officeooo:rsid="0033e6eb" style:font-name-asian="Liberation Serif" style:font-name-complex="Liberation Serif"/>
    </style:style>
    <style:style style:name="T35" style:family="text">
      <style:text-properties officeooo:rsid="0035646e"/>
    </style:style>
    <style:style style:name="T36" style:family="text">
      <style:text-properties officeooo:rsid="003a83ad"/>
    </style:style>
    <style:style style:name="T37" style:family="text">
      <style:text-properties officeooo:rsid="003c339a"/>
    </style:style>
    <style:style style:name="T38" style:family="text">
      <style:text-properties officeooo:rsid="003cd9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9"/>
            <text:p text:style-name="P59">C<text:span text:style-name="T25">ahier des charges</text:span></text:p>
            <text:p text:style-name="P60">Projet e-commerce</text:p>
            <text:p text:style-name="P60"><text:span text:style-name="T31">Site de vente en ligne</text:span></text:p>
            <text:p text:style-name="P61"><text:span text:style-name="T31"/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/>
      <text:p text:style-name="P40"><text:soft-page-break/>Table des matières</text:p>
      <text:p text:style-name="P6"/>
      <text:list xml:id="list503938280" text:style-name="L1">
        <text:list-item>
          <text:p text:style-name="P46">Contexte</text:p>
          <text:list>
            <text:list-item>
              <text:p text:style-name="P18">Objectifs du document</text:p>
            </text:list-item>
            <text:list-item>
              <text:p text:style-name="P18">Objectifs du projet</text:p>
            </text:list-item>
            <text:list-item>
              <text:p text:style-name="P15">Description du projet ecommerce</text:p>
            </text:list-item>
            <text:list-item>
              <text:p text:style-name="P15">Technologies utilisées</text:p>
            </text:list-item>
            <text:list-item>
              <text:p text:style-name="P21">Livrable attendu</text:p>
            </text:list-item>
          </text:list>
        </text:list-item>
      </text:list>
      <text:p text:style-name="P3"/>
      <text:p text:style-name="P3"/>
      <text:list xml:id="list10102315074313" text:continue-numbering="true" text:style-name="L1">
        <text:list-item>
          <text:p text:style-name="P47">Pages et <text:span text:style-name="T26">f</text:span>onctionnalités</text:p>
          <text:list>
            <text:list-item>
              <text:p text:style-name="P15">Pages <text:span text:style-name="T26">a</text:span>ccessibles par les <text:span text:style-name="T26">u</text:span>tilisateurs</text:p>
            </text:list-item>
            <text:list-item>
              <text:p text:style-name="P15">Pages <text:span text:style-name="T26">a</text:span>ccessibles par l'<text:span text:style-name="T26">a</text:span>dministrateur</text:p>
            </text:list-item>
            <text:list-item>
              <text:p text:style-name="P37">Barre de navigation</text:p>
            </text:list-item>
          </text:list>
        </text:list-item>
      </text:list>
      <text:p text:style-name="P3"/>
      <text:p text:style-name="P3"/>
      <text:list xml:id="list10102616990009" text:continue-numbering="true" text:style-name="L1">
        <text:list-item>
          <text:p text:style-name="P47">Fonctionnalités <text:span text:style-name="T26">s</text:span>upplémentaires</text:p>
          <text:list>
            <text:list-item>
              <text:p text:style-name="P15">Système de <text:span text:style-name="T26">r</text:span>echerche <text:span text:style-name="T26">a</text:span>vancée</text:p>
            </text:list-item>
          </text:list>
        </text:list-item>
      </text:list>
      <text:p text:style-name="P3"/>
      <text:p text:style-name="P3"/>
      <text:list xml:id="list10103338258802" text:continue-numbering="true" text:style-name="L1">
        <text:list-item>
          <text:p text:style-name="P47">Sécurité</text:p>
          <text:list>
            <text:list-item>
              <text:p text:style-name="P22">Hashage du mot de passe</text:p>
            </text:list-item>
          </text:list>
        </text:list-item>
      </text:list>
      <text:p text:style-name="P3"/>
      <text:p text:style-name="P3"/>
      <text:list xml:id="list10103802520229" text:continue-numbering="true" text:style-name="L1">
        <text:list-item>
          <text:p text:style-name="P47">Contraintes <text:span text:style-name="T26">t</text:span>echniques</text:p>
          <text:list>
            <text:list-item>
              <text:p text:style-name="P15">Compatibilité avec les <text:span text:style-name="T26">n</text:span>avigateurs</text:p>
            </text:list-item>
            <text:list-item>
              <text:p text:style-name="P16">Conception <text:span text:style-name="T26">r</text:span>esponsiv<text:span text:style-name="T27">e</text:span></text:p>
            </text:list-item>
          </text:list>
        </text:list-item>
      </text:list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/>
      <text:p text:style-name="P8"><text:soft-page-break/><text:span text:style-name="T9">I. </text:span><text:span text:style-name="T11">Contexte</text:span></text:p>
      <text:p text:style-name="P4"/>
      <text:p text:style-name="P28">Le présent document décrit les spécifications et les exigences pour le développement d'un site de commerce électronique similaire à Shein. </text:p>
      <text:p text:style-name="P4"/>
      <text:p text:style-name="P44"><text:span text:style-name="T28">Objectifs :</text:span></text:p>
      <text:p text:style-name="P30">Le principal objectif du projet est de créer une plateforme de commerce électronique sécurisée offr<text:span text:style-name="T33">ant</text:span> une expérience d'achat en ligne satisfaisante pour les utilisateurs. </text:p>
      <text:p text:style-name="P4"/>
      <text:p text:style-name="P45"><text:span text:style-name="T28">Description :</text:span></text:p>
      <text:p text:style-name="P28">Le site devra permettre aux utilisateurs de parcourir une large gamme de produits, de passer des commandes et de gérer leur compte <text:span text:style-name="T32">utilisateur</text:span>. </text:p>
      <text:p text:style-name="P4"/>
      <text:p text:style-name="P4">L'administration du site devra pouvoir gérer les produits, les favoris des utilisateurs ainsi que les informations liées aux produits telles que les descriptions, les images et les prix.</text:p>
      <text:p text:style-name="P7"/>
      <text:p text:style-name="P50"><text:span text:style-name="T17">Technologie :</text:span><text:span text:style-name="T28"> </text:span></text:p>
      <text:p text:style-name="P29">Le site sera développé en utilisant PHP comme langage de programmation et MySQL comme système de gestion de base de données.</text:p>
      <text:p text:style-name="P7"/>
      <text:p text:style-name="P51"><text:span text:style-name="T13">Livrable </text:span><text:span text:style-name="T16">a</text:span><text:span text:style-name="T13">ttendu :</text:span> </text:p>
      <text:p text:style-name="P32"><text:span text:style-name="T29">Un s</text:span>ite de commerce électronique entièrement fonctionnel comprenant une interface conviviale pour les utilisateurs finaux et un panneau d'administration intuitif pour la gestion des produits et des commandes.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2"/>
      <text:p text:style-name="P9"><text:soft-page-break/><text:span text:style-name="T11">II. </text:span><text:span text:style-name="T8">Pages et </text:span><text:span text:style-name="T11">f</text:span><text:span text:style-name="T8">onctionnalités</text:span></text:p>
      <text:list text:style-name="L2">
        <text:list-header>
          <text:p text:style-name="P43"/>
        </text:list-header>
      </text:list>
      <text:p text:style-name="P54"><text:span text:style-name="T21">Pages </text:span><text:span text:style-name="T22">a</text:span><text:span text:style-name="T21">ccessibles par les </text:span><text:span text:style-name="T22">u</text:span><text:span text:style-name="T21">tilisateurs :</text:span></text:p>
      <text:list xml:id="list670086037" text:style-name="L9">
        <text:list-item>
          <text:p text:style-name="P58"><text:span text:style-name="T5">Connexion</text:span></text:p>
        </text:list-item>
        <text:list-item>
          <text:p text:style-name="P17">Déconnexion</text:p>
        </text:list-item>
        <text:list-item>
          <text:p text:style-name="P39"><text:span text:style-name="T13">Page d'Accueil</text:span> :</text:p>
          <text:p text:style-name="P39">-Présentation des produits populaires et des offres spéciales.</text:p>
        </text:list-item>
        <text:list-item>
          <text:p text:style-name="P38"><text:span text:style-name="T13">Catalogue de </text:span><text:span text:style-name="T14">p</text:span><text:span text:style-name="T13">roduits</text:span> :</text:p>
          <text:p text:style-name="P38">-Liste des produits avec possibilité de filtrage par catégorie <text:span text:style-name="T30">et par</text:span> prix.</text:p>
        </text:list-item>
        <text:list-item>
          <text:p text:style-name="P38"><text:span text:style-name="T13">Page </text:span><text:span text:style-name="T14">p</text:span><text:span text:style-name="T13">roduit</text:span> :</text:p>
          <text:p text:style-name="P38">-Affichage détaillé des informations sur un produit spécifique.</text:p>
        </text:list-item>
        <text:list-item>
          <text:p text:style-name="P38"><text:span text:style-name="T13">Panier</text:span> :</text:p>
          <text:p text:style-name="P38">-Gestion des produits ajoutés au panier <text:span text:style-name="T30">et </text:span>calcul du total.</text:p>
        </text:list-item>
        <text:list-item>
          <text:p text:style-name="P38"><text:span text:style-name="T13">Espace </text:span><text:span text:style-name="T14">u</text:span><text:span text:style-name="T13">tilisateur</text:span> :</text:p>
          <text:p text:style-name="P38">-Gestion du profil utilisateur <text:span text:style-name="T24">et de l’</text:span>historique des commandes.</text:p>
        </text:list-item>
      </text:list>
      <text:list text:style-name="L3">
        <text:list-header>
          <text:p text:style-name="P23"/>
        </text:list-header>
      </text:list>
      <text:p text:style-name="P4"/>
      <text:p text:style-name="P5"><text:span text:style-name="T20">P</text:span><text:span text:style-name="T18">ages </text:span><text:span text:style-name="T19">a</text:span><text:span text:style-name="T18">ccessibles par l'administrateur :</text:span></text:p>
      <text:list text:style-name="L4">
        <text:list-item>
          <text:p text:style-name="P52"><text:span text:style-name="T2">Tableau de </text:span><text:span text:style-name="T3">b</text:span><text:span text:style-name="T2">ord </text:span><text:span text:style-name="T3">a</text:span><text:span text:style-name="T2">dministrateur</text:span><text:span text:style-name="T1"> :</text:span></text:p>
          <text:p text:style-name="P24">-Vue d'ensemble des ventes, des commandes en attente, des produits, etc.</text:p>
        </text:list-item>
        <text:list-item>
          <text:p text:style-name="P24"><text:span text:style-name="T13">Gestion des </text:span><text:span text:style-name="T15">p</text:span><text:span text:style-name="T13">roduits</text:span> :</text:p>
          <text:p text:style-name="P24">-Ajout, modification et suppression de produits.</text:p>
        </text:list-item>
        <text:list-item>
          <text:p text:style-name="P25"><text:span text:style-name="T13">Gestion des </text:span><text:span text:style-name="T15">c</text:span><text:span text:style-name="T13">ommandes</text:span> :</text:p>
          <text:p text:style-name="P25">-Affichage des commandes en attente, en cours et terminées avec possibilité de les modifier.</text:p>
        </text:list-item>
        <text:list-item>
          <text:p text:style-name="P26"><text:span text:style-name="T13">Gestion des </text:span><text:span text:style-name="T15">u</text:span><text:span text:style-name="T13">tilisateurs</text:span> :</text:p>
          <text:p text:style-name="P26">-Visualisation et gestion des informations des utilisateurs enregistrés.</text:p>
        </text:list-item>
      </text:list>
      <text:p text:style-name="P34"/>
      <text:p text:style-name="P49">Barre de navigation :</text:p>
      <text:p text:style-name="P34">Le site inclur<text:span text:style-name="T37">a</text:span> une barre de navigation permettant aux utilisateurs de naviguer facilement entre les différentes sections du site, telles que la page d'accueil <text:span text:style-name="T38">et</text:span> les catégories de produits.</text:p>
      <text:p text:style-name="P34">La barre de navigation doit être conçue de manière intuitive pour offrir une expérience utilisateur optimale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4"><text:soft-page-break/></text:p>
      <text:p text:style-name="P42"><text:span text:style-name="T8">III. Fonctionnalités supplémentaires</text:span></text:p>
      <text:p text:style-name="P35"/>
      <text:p text:style-name="P1">Fonctionnalités <text:span text:style-name="T26">s</text:span>upplémentaires :</text:p>
      <text:list text:style-name="L5">
        <text:list-item>
          <text:p text:style-name="P53"><text:span text:style-name="T2">Système de </text:span><text:span text:style-name="T4">r</text:span><text:span text:style-name="T2">echerche </text:span><text:span text:style-name="T4">a</text:span><text:span text:style-name="T2">vancée</text:span><text:span text:style-name="T1"> :</text:span></text:p>
          <text:p text:style-name="P27">-Permettre aux utilisateurs de rechercher des produits en utilisant des mots-clés.</text:p>
        </text:list-item>
      </text:list>
      <text:p text:style-name="P4"/>
      <text:p text:style-name="P14"/>
      <text:p text:style-name="P42"><text:span text:style-name="T12">IV. </text:span><text:span text:style-name="T8">Sécurité</text:span></text:p>
      <text:p text:style-name="P20"/>
      <text:p text:style-name="P57"><text:span text:style-name="T23">Hashage du mot de passe</text:span></text:p>
      <text:p text:style-name="P57"><text:span text:style-name="T6">Tous les mots de passe des utilisateurs </text:span><text:span text:style-name="T7">seront</text:span><text:span text:style-name="T6"> stockés sous forme de hachage sécurisé dans la base de données.</text:span></text:p>
      <text:list text:style-name="L7">
        <text:list-header>
          <text:p text:style-name="P55"><text:span text:style-name="T6"/></text:p>
        </text:list-header>
      </text:list>
      <text:p text:style-name="P56"><text:span text:style-name="T6">Cette mesure vise à protéger les informations personnelles des utilisateurs en cas de violation de données.</text:span></text:p>
      <text:p text:style-name="P56"><text:span text:style-name="T6"/></text:p>
      <text:p text:style-name="P13"/>
      <text:p text:style-name="P41"><text:span text:style-name="T12">V. </text:span><text:span text:style-name="T8">Contraintes </text:span><text:span text:style-name="T10">t</text:span><text:span text:style-name="T8">echniques</text:span></text:p>
      <text:p text:style-name="P19"/>
      <text:p text:style-name="P48">Compatibilité des navigateurs :</text:p>
      <text:p text:style-name="P36">Le site doit être compatible avec les navigateurs les plus populaires (Chrome, Firefox, Safari, Edge).</text:p>
      <text:p text:style-name="P36"/>
      <text:p text:style-name="P48">Conception responsive :</text:p>
      <text:p text:style-name="P36">La conception du site doit être responsive pour s'adapter à différents appareils (ordinateurs de bureau, tablettes, smartphones)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1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color="#000000" loext:opacity="100%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5983b0" loext:opacity="100%" style:font-name="Calibri" fo:font-weight="bold" officeooo:rsid="000495c7" officeooo:paragraph-rsid="00361499" style:font-weight-asian="bold" style:font-weight-complex="bold"/>
    </style:style>
    <style:style style:name="MP2" style:family="paragraph" style:parent-style-name="Header">
      <style:text-properties style:font-name="Calibri" officeooo:paragraph-rsid="000495c7"/>
    </style:style>
    <style:style style:name="MT1" style:family="text">
      <style:text-properties officeooo:rsid="0035646e"/>
    </style:style>
    <style:style style:name="MT2" style:family="text">
      <style:text-properties style:font-name="Liberation Serif" officeooo:rsid="0033e6eb" style:font-name-asian="Liberation Serif" style:font-name-complex="Liberation Seri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7.001cm" svg:y="-0.714cm" svg:width="2.999cm" svg:height="2.925cm" draw:z-index="4"><draw:image xlink:href="Pictures/1000000100000140000001403AA15E6B65F9039E.png" xlink:type="simple" xlink:show="embed" xlink:actuate="onLoad" draw:mime-type="image/png"/></draw:frame>Manuela ORTIZ<text:tab/><text:tab/>CFA CERFAL</text:p>
        <text:p text:style-name="MP1">Nouria BELGREINE<text:tab/><text:tab/>Campus Montsouris</text:p>
        <text:p text:style-name="MP1">BTS SIO 2 <text:span text:style-name="MT1">o</text:span>ption SLAM<text:tab/><text:tab/>2 Rue Lacaze <text:span text:style-name="MT2">‒</text:span> 75013</text:p>
        <text:p text:style-name="MP1"/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1T03:13:44.960000000</meta:creation-date>
    <dc:date>2024-03-15T01:01:01.977000000</dc:date>
    <meta:editing-duration>P2DT20H11M28S</meta:editing-duration>
    <meta:editing-cycles>61</meta:editing-cycles>
    <meta:generator>LibreOffice/7.4.1.2$Windows_X86_64 LibreOffice_project/3c58a8f3a960df8bc8fd77b461821e42c061c5f0</meta:generator>
    <meta:document-statistic meta:table-count="1" meta:image-count="1" meta:object-count="0" meta:page-count="5" meta:paragraph-count="74" meta:word-count="555" meta:character-count="3666" meta:non-whitespace-character-count="3206"/>
  </office:meta>
</office:document-meta>
</file>